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<text:bookmark-start text:name="chastitys-resume"/>Chastity’s Resume<text:bookmark-end text:name="chastitys-resume"/></text:h>
      <text:h text:style-name="Heading_20_2" text:outline-level="2"><text:bookmark-start text:name="artist-author-chess-coach-and-technical-writer"/>Artist, Author, Chess Coach and, Technical Writer<text:bookmark-end text:name="artist-author-chess-coach-and-technical-writer"/></text:h>
      <text:p text:style-name="First_20_paragraph">Pen Name: Chastity White Rose</text:p>
      <text:p text:style-name="Text_20_body">Legal Name: Chandler Isaac Klebs</text:p>
      <text:p text:style-name="Text_20_body">Phone: (816) 844-2077</text:p>
      <text:p text:style-name="Text_20_body">Lee’s Summit, Missouri</text:p>
      <text:h text:style-name="Heading_20_2" text:outline-level="2"><text:bookmark-start text:name="email"/>Email<text:bookmark-end text:name="email"/></text:h>
      <text:list text:style-name="L1">
        <text:list-item>
          <text:p text:style-name="P1">chastitywhiterose@gmail.com</text:p>
        </text:list-item>
        <text:list-item>
          <text:p text:style-name="P1">chandlerklebs@gmail.com</text:p>
        </text:list-item>
      </text:list>
      <text:h text:style-name="Heading_20_2" text:outline-level="2"><text:bookmark-start text:name="websites"/>Websites<text:bookmark-end text:name="websites"/></text:h>
      <text:list text:style-name="L2">
        <text:list-item>
          <text:p text:style-name="P2"><text:a xlink:type="simple" xlink:href="https://chastitywhiterose.com/" office:name=""><text:span text:style-name="Definition">https://chastitywhiterose.com/</text:span></text:a></text:p>
        </text:list-item>
        <text:list-item>
          <text:p text:style-name="P2"><text:a xlink:type="simple" xlink:href="https://chastitychesschallenge.com/" office:name=""><text:span text:style-name="Definition">https://chastitychesschallenge.com/</text:span></text:a></text:p>
        </text:list-item>
        <text:list-item>
          <text:p text:style-name="P2"><text:a xlink:type="simple" xlink:href="https://www.linkedin.com/in/chastity-rose-96aaa492/" office:name=""><text:span text:style-name="Definition">https://www.linkedin.com/in/chastity-rose-96aaa492/</text:span></text:a></text:p>
        </text:list-item>
        <text:list-item>
          <text:p text:style-name="P2"><text:a xlink:type="simple" xlink:href="https://linktr.ee/chastitywhiterose" office:name=""><text:span text:style-name="Definition">https://linktr.ee/chastitywhiterose</text:span></text:a></text:p>
        </text:list-item>
      </text:list>
      <text:h text:style-name="Heading_20_2" text:outline-level="2"><text:bookmark-start text:name="summary"/>Summary<text:bookmark-end text:name="summary"/></text:h>
      <text:p text:style-name="First_20_paragraph">Chastity is a writer with a focus on making Chess accessible to low-income people through free and open-source software. She uses words, video recordings, and graphic design to teach Chess and other topics to as as many people as possible.</text:p>
      <text:h text:style-name="Heading_20_2" text:outline-level="2"><text:bookmark-start text:name="skills-and-applications"/>Skills and Applications:<text:bookmark-end text:name="skills-and-applications"/></text:h>
      <text:list text:style-name="L3">
        <text:list-item>
          <text:p text:style-name="P3">Markdown</text:p>
        </text:list-item>
        <text:list-item>
          <text:p text:style-name="P3">LibreOffice</text:p>
        </text:list-item>
        <text:list-item>
          <text:p text:style-name="P3">Simplenote</text:p>
        </text:list-item>
        <text:list-item>
          <text:p text:style-name="P3">Joplin</text:p>
        </text:list-item>
        <text:list-item>
          <text:p text:style-name="P3">Pandoc</text:p>
        </text:list-item>
        <text:list-item>
          <text:p text:style-name="P3">Microsoft Word</text:p>
        </text:list-item>
        <text:list-item>
          <text:p text:style-name="P3">En-Croissant</text:p>
        </text:list-item>
        <text:list-item>
          <text:p text:style-name="P3">ChessX</text:p>
        </text:list-item>
        <text:list-item>
          <text:p text:style-name="P3">LinkedIn</text:p>
        </text:list-item>
        <text:list-item>
          <text:p text:style-name="P3">Graphic Design (Inkscape and GIMP)</text:p>
        </text:list-item>
        <text:list-item>
          <text:p text:style-name="P3">Video Recording (OBS-Studio, Zoom, StreamYard)</text:p>
        </text:list-item>
        <text:list-item>
          <text:p text:style-name="P3">Audio/Video Editing (Audacity, Kdenlive)</text:p>
        </text:list-item>
      </text:list>
      <text:h text:style-name="Heading_20_2" text:outline-level="2"><text:bookmark-start text:name="education"/>Education:<text:bookmark-end text:name="education"/></text:h>
      <text:list text:style-name="L4">
        <text:list-item>
          <text:p text:style-name="P4">Associate of Applied Science in Creative Writing (A.A.S.) - July 2025 at Full Sail University, Winter Park, FL</text:p>
        </text:list-item>
        <text:list-item>
          <text:p text:style-name="P4">Game Business and Esports - B.S. (Incomplete Previous Program before Creative Writing)</text:p>
        </text:list-item>
      </text:list>
      <text:h text:style-name="Heading_20_2" text:outline-level="2"><text:bookmark-start text:name="work-experience"/>Work Experience:<text:bookmark-end text:name="work-experience"/></text:h>
      <text:h text:style-name="Heading_20_3" text:outline-level="3"><text:bookmark-start text:name="wal-mart"/>Wal-Mart<text:bookmark-end text:name="wal-mart"/></text:h>
      <text:list text:style-name="L5">
        <text:list-item>
          <text:p text:style-name="P5">Overnight Stock Team Associate - September 2023 - Present</text:p>
        </text:list-item>
        <text:list-item>
          <text:p text:style-name="P5">Stock Food and General Merchandise depending on what is delivered.</text:p>
        </text:list-item>
        <text:list-item>
          <text:p text:style-name="P5">Remove trash and pallets from the floor before customers arrive in the morning and then assist customers in finding and purchasing merchandise.</text:p>
        </text:list-item>
        <text:list-item>
          <text:p text:style-name="P5">Report work progress to coaches and team leads and inform them of any unethical or illegal activity.</text:p>
        </text:list-item>
      </text:list>
      <text:h text:style-name="Heading_20_3" text:outline-level="3"><text:bookmark-start text:name="hy-vee"/>Hy-Vee<text:bookmark-end text:name="hy-vee"/></text:h>
      <text:list text:style-name="L6">
        <text:list-item>
          <text:p text:style-name="P6">Floral Clerk and other Departments - October 2012 - July 2023</text:p>
        </text:list-item>
        <text:list-item>
          <text:p text:style-name="P6">Started as a Courtesy Clerk: Sacking groceries and bringing in carts.</text:p>
        </text:list-item>
        <text:list-item>
          <text:p text:style-name="P6">Stocked Health Market and helped customers find things for their dietary needs.</text:p>
        </text:list-item>
        <text:list-item>
          <text:p text:style-name="P6">Wrote down Floral Delivery orders both in person and over the phone. Prepared these orders for pickup or delivery.</text:p>
        </text:list-item>
        <text:list-item>
          <text:p text:style-name="P6">Watered plants, sold items to customers and cleaned the shop before closing.</text:p>
        </text:list-item>
      </text:list>
      <text:h text:style-name="Heading_20_3" text:outline-level="3"><text:bookmark-start text:name="brillient"/>Brillient<text:bookmark-end text:name="brillient"/></text:h>
      <text:list text:style-name="L7">
        <text:list-item>
          <text:p text:style-name="P7">General Clerk - June 2019 - April 2021</text:p>
        </text:list-item>
        <text:list-item>
          <text:p text:style-name="P7">Kept records and tracked files at the National Records Center containing 17 million files</text:p>
        </text:list-item>
        <text:list-item>
          <text:p text:style-name="P7">Sorted incoming files to the facility and entered their numbers into the computer database managed by the Department of Homeland Security.</text:p>
        </text:list-item>
        <text:list-item>
          <text:p text:style-name="P7">Placed files on the shelves and kept record digitally and on paper where they were placed.</text:p>
        </text:list-item>
      </text:list>
      <text:h text:style-name="Heading_20_3" text:outline-level="3"><text:bookmark-start text:name="gamestop"/>GameStop<text:bookmark-end text:name="gamestop"/></text:h>
      <text:list text:style-name="L8">
        <text:list-item>
          <text:p text:style-name="P8">Game Advisor - June 2022 - February 2024</text:p>
        </text:list-item>
        <text:list-item>
          <text:p text:style-name="P8">Helped customers find the games they were looking for.</text:p>
        </text:list-item>
        <text:list-item>
          <text:p text:style-name="P8">Answered technical questions based on experience and the reading materials employees were given.</text:p>
        </text:list-item>
        <text:list-item>
          <text:p text:style-name="P8">Promoted the Pro-Membership that Gamestop offered and how it saves money to recurring customers of over $60 annually.</text:p>
        </text:list-item>
      </text:list>
      <text:h text:style-name="Heading_20_2" text:outline-level="2"><text:bookmark-start text:name="written-publications"/>Written Publications<text:bookmark-end text:name="written-publications"/></text:h>
      <text:list text:style-name="L9">
        <text:list-item>
          <text:p text:style-name="P9"><text:a xlink:type="simple" xlink:href="https://www.amazon.com/dp/B0F44DG4XD" office:name=""><text:span text:style-name="Definition">Chastity’s Chess Chapters</text:span></text:a> - paperback and ebook to train new and advanced Chess players.</text:p>
        </text:list-item>
        <text:list-item>
          <text:p text:style-name="P9"><text:a xlink:type="simple" xlink:href="https://www.amazon.com/dp/B08YDT2XQG" office:name=""><text:span text:style-name="Definition">Chandler’s Honesty</text:span></text:a> - a series of mental health conversations with a unicorn.</text:p>
        </text:list-item>
        <text:list-item>
          <text:p text:style-name="P9"><text:a xlink:type="simple" xlink:href="https://adelaidebooks.org/the-elevator-debate" office:name=""><text:span text:style-name="Definition">The Elevator Debate</text:span></text:a> - A flash fiction story about political disagreement between co-workers.</text:p>
        </text:list-item>
      </text:list>
      <text:h text:style-name="Heading_20_2" text:outline-level="2"><text:bookmark-start text:name="video-game-publications"/>Video Game Publications<text:bookmark-end text:name="video-game-publications"/></text:h>
      <text:list text:style-name="L10">
        <text:list-item>
          <text:p text:style-name="P10"><text:a xlink:type="simple" xlink:href="https://store.steampowered.com/app/1986120/Chaste_Tris/" office:name=""><text:span text:style-name="Definition">Chaste Tris</text:span></text:a> - A relaxing clone of Tetris with no gravity.</text:p>
        </text:list-item>
        <text:list-item>
          <text:p text:style-name="P10"><text:a xlink:type="simple" xlink:href="https://chastitywhiterose.itch.io/cpu-chaste-chess" office:name=""><text:span text:style-name="Definition">Chaste Chess</text:span></text:a> - A small tool for creative animations of Chess g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tyle:writing-mode="lr-tb" svg:stroke-color="#3465a4" fo:wrap-option="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keep="auto" fo:hyphenation-ladder-count="no-limit" loext:hyphenation-keep-type="column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/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master-page-name="" style:name="Heading_20_1" style:next-style-name="Text_20_body" style:parent-style-name="Heading">
      <style:paragraph-properties style:page-number="auto" fo:break-before="page"/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master-page-name="" style:name="Heading_20_2" style:next-style-name="Text_20_body" style:parent-style-name="Heading">
      <style:paragraph-properties style:page-number="auto"/>
      <style:text-properties style:font-size-asian="14pt" style:font-size-complex="14pt" style:font-style-asian="italic" style:font-style-complex="italic" style:font-weight-asian="bold" style:font-weight-complex="bold" fo:font-size="14pt" fo:font-style="normal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country="none" fo:font-family="'Courier New'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country="none" fo:font-family="'Courier New'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0.5in" fo:margin-left="0.5in" fo:margin-right="0.5in" fo:margin-top="0.5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/>
    <dc:description/>
    <dc:subject/>
    <meta:keyword/>
    <meta:initial-creator/>
    <dc:creator/>
    <meta:creation-date>2025-05-20T09:36:00Z</meta:creation-date>
    <dc:date>2025-05-20T09:36:00Z</dc:date>
  </office:meta>
</office:document-meta>
</file>